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49cm"/>
    </style:style>
    <style:style style:name="gr7" style:family="graphic" style:parent-style-name="standard">
      <style:graphic-properties draw:stroke="none" svg:stroke-color="#000000" draw:fill="none" draw:fill-color="#ffffff" fo:min-height="0.752cm"/>
    </style:style>
    <style:style style:name="gr8" style:family="graphic" style:parent-style-name="standard">
      <style:graphic-properties draw:stroke="none" svg:stroke-color="#000000" draw:fill="none" draw:fill-color="#ffffff" fo:min-height="1.651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49cm"/>
    </style:style>
    <style:style style:name="gr11" style:family="graphic" style:parent-style-name="standard">
      <style:graphic-properties draw:stroke="none" svg:stroke-color="#000000" draw:fill="none" draw:fill-color="#ffffff" fo:min-height="0.753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standard">
      <style:graphic-properties draw:stroke="none" svg:stroke-color="#000000" draw:fill="none" draw:fill-color="#ffffff" fo:min-height="2.036cm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62cm" svg:x="6.588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2cm" svg:height="6.213cm" svg:x="2.961cm" svg:y="0.986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605cm" svg:height="1.703cm" svg:x="1.057cm" svg:y="9.103cm" svg:viewBox="0 0 2606 1704" draw:points="2606,0 0,0 0,1704 2606,902">
          <text:p/>
        </draw:polygon>
        <draw:custom-shape draw:style-name="gr3" draw:text-style-name="P2" draw:layer="layout" svg:width="9.019cm" svg:height="0.802cm" svg:x="4.565cm" svg:y="19.826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3.707cm" svg:height="2.003cm" svg:x="15.689cm" svg:y="9.805cm" svg:viewBox="0 0 3708 2004" draw:points="0,2004 3708,1303 3207,0 0,401">
          <text:p/>
        </draw:polygon>
        <draw:custom-shape draw:style-name="gr3" draw:text-style-name="P2" draw:layer="layout" svg:width="11.124cm" svg:height="4.009cm" svg:x="3.963cm" svg:y="3.20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09cm" svg:height="0.759cm" svg:x="8.072cm" svg:y="3.391cm">
          <draw:text-box>
            <text:p text:style-name="P3">9 3/4”</text:p>
          </draw:text-box>
        </draw:frame>
        <draw:frame draw:style-name="gr4" draw:text-style-name="P3" draw:layer="layout" svg:width="2.366cm" svg:height="0.759cm" svg:x="14.185cm" svg:y="4.694cm">
          <draw:text-box>
            <text:p text:style-name="P3">6”</text:p>
          </draw:text-box>
        </draw:frame>
        <draw:line draw:style-name="gr5" draw:text-style-name="P2" draw:layer="layout" svg:x1="5.166cm" svg:y1="20.628cm" svg:x2="4.565cm" svg:y2="20.628cm">
          <text:p/>
        </draw:line>
        <draw:line draw:style-name="gr5" draw:text-style-name="P2" draw:layer="layout" svg:x1="4.565cm" svg:y1="16.219cm" svg:x2="4.565cm" svg:y2="20.628cm">
          <text:p/>
        </draw:line>
        <draw:line draw:style-name="gr5" draw:text-style-name="P2" draw:layer="layout" svg:x1="13.484cm" svg:y1="16.219cm" svg:x2="4.565cm" svg:y2="16.219cm">
          <text:p/>
        </draw:line>
        <draw:line draw:style-name="gr5" draw:text-style-name="P2" draw:layer="layout" svg:x1="13.584cm" svg:y1="20.628cm" svg:x2="13.584cm" svg:y2="16.219cm">
          <text:p/>
        </draw:line>
        <draw:line draw:style-name="gr5" draw:text-style-name="P2" draw:layer="layout" svg:x1="13.083cm" svg:y1="20.628cm" svg:x2="13.584cm" svg:y2="20.628cm">
          <text:p/>
        </draw:line>
        <draw:frame draw:style-name="gr6" draw:text-style-name="P3" draw:layer="layout" svg:width="3.407cm" svg:height="0.999cm" svg:x="8.674cm" svg:y="16.322cm">
          <draw:text-box>
            <text:p text:style-name="P3">8”</text:p>
          </draw:text-box>
        </draw:frame>
        <draw:frame draw:style-name="gr7" draw:text-style-name="P3" draw:layer="layout" svg:width="3.307cm" svg:height="1.002cm" svg:x="12.625cm" svg:y="18.023cm">
          <draw:text-box>
            <text:p text:style-name="P3">6”</text:p>
          </draw:text-box>
        </draw:frame>
        <draw:line draw:style-name="gr5" draw:text-style-name="P2" draw:layer="layout" svg:x1="3.362cm" svg:y1="3.209cm" svg:x2="4.064cm" svg:y2="3.209cm">
          <text:p/>
        </draw:line>
        <draw:line draw:style-name="gr5" draw:text-style-name="P2" draw:layer="layout" svg:x1="2.961cm" svg:y1="7.196cm" svg:x2="4.063cm" svg:y2="7.196cm">
          <text:p/>
        </draw:line>
        <draw:frame draw:style-name="gr4" draw:text-style-name="P3" draw:layer="layout" svg:width="2.506cm" svg:height="0.759cm" svg:x="2.961cm" svg:y="7.318cm">
          <draw:text-box>
            <text:p text:style-name="P3">3/4”</text:p>
          </draw:text-box>
        </draw:frame>
        <draw:frame draw:style-name="gr8" draw:text-style-name="P3" draw:layer="layout" svg:width="1.503cm" svg:height="1.901cm" svg:x="3.162cm" svg:y="2.507cm">
          <draw:text-box>
            <text:p text:style-name="P3">1/2”</text:p>
          </draw:text-box>
        </draw:frame>
        <draw:custom-shape draw:style-name="gr3" draw:text-style-name="P2" draw:layer="layout" svg:width="4.71cm" svg:height="2.406cm" svg:x="6.381cm" svg:y="6.2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194cm" svg:height="0.759cm" svg:x="9.588cm" svg:y="7.242cm">
          <draw:text-box>
            <text:p text:style-name="P3">2 3/4”</text:p>
          </draw:text-box>
        </draw:frame>
        <draw:frame draw:style-name="gr8" draw:text-style-name="P3" draw:layer="layout" svg:width="2.406cm" svg:height="1.901cm" svg:x="8.172cm" svg:y="6.301cm">
          <draw:text-box>
            <text:p text:style-name="P3">3 3/4”</text:p>
          </draw:text-box>
        </draw:frame>
        <draw:frame draw:style-name="gr8" draw:text-style-name="P3" draw:layer="layout" svg:width="2.605cm" svg:height="1.901cm" svg:x="4.665cm" svg:y="7.418cm">
          <draw:text-box>
            <text:p text:style-name="P3">2”</text:p>
          </draw:text-box>
        </draw:frame>
        <draw:custom-shape draw:style-name="gr3" draw:text-style-name="P2" draw:layer="layout" svg:width="5.111cm" svg:height="5.111cm" svg:x="11.88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111cm" svg:height="5.111cm" svg:x="1.959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414cm" svg:height="0.759cm" svg:x="2.861cm" svg:y="10.607cm">
          <draw:text-box>
            <text:p text:style-name="P3">Ø 5”</text:p>
          </draw:text-box>
        </draw:frame>
        <draw:frame draw:style-name="gr4" draw:text-style-name="P3" draw:layer="layout" svg:width="6.414cm" svg:height="0.759cm" svg:x="12.682cm" svg:y="10.607cm">
          <draw:text-box>
            <text:p text:style-name="P3">Ø 5”</text:p>
          </draw:text-box>
        </draw:frame>
        <draw:line draw:style-name="gr9" draw:text-style-name="P2" draw:layer="layout" svg:x1="14.486cm" svg:y1="7.3cm" svg:x2="14.486cm" svg:y2="13.413cm">
          <text:p/>
        </draw:line>
        <draw:frame draw:style-name="gr4" draw:text-style-name="P3" draw:layer="layout" svg:width="6.414cm" svg:height="0.759cm" svg:x="14.586cm" svg:y="9.003cm">
          <draw:text-box>
            <text:p text:style-name="P3">6 1/4””</text:p>
          </draw:text-box>
        </draw:frame>
        <draw:line draw:style-name="gr9" draw:text-style-name="P2" draw:layer="layout" svg:x1="15.087cm" svg:y1="6.798cm" svg:x2="19.096cm" svg:y2="6.798cm">
          <text:p/>
        </draw:line>
        <draw:line draw:style-name="gr9" draw:text-style-name="P2" draw:layer="layout" svg:x1="19.096cm" svg:y1="10.206cm" svg:x2="19.096cm" svg:y2="5.696cm">
          <text:p/>
        </draw:line>
        <draw:frame draw:style-name="gr4" draw:text-style-name="P3" draw:layer="layout" svg:width="3.194cm" svg:height="0.759cm" svg:x="15.902cm" svg:y="5.897cm">
          <draw:text-box>
            <text:p text:style-name="P3">4 1/4”</text:p>
          </draw:text-box>
        </draw:frame>
        <draw:line draw:style-name="gr9" draw:text-style-name="P2" draw:layer="layout" svg:x1="1.057cm" svg:y1="11.007cm" svg:x2="1.057cm" svg:y2="5.796cm">
          <text:p/>
        </draw:line>
        <draw:line draw:style-name="gr9" draw:text-style-name="P2" draw:layer="layout" svg:x1="3.963cm" svg:y1="6.097cm" svg:x2="1.057cm" svg:y2="6.097cm">
          <text:p/>
        </draw:line>
        <draw:frame draw:style-name="gr4" draw:text-style-name="P3" draw:layer="layout" svg:width="2.506cm" svg:height="0.759cm" svg:x="2.153cm" svg:y="5.317cm">
          <draw:text-box>
            <text:p text:style-name="P3">3”</text:p>
          </draw:text-box>
        </draw:frame>
        <draw:custom-shape draw:style-name="gr3" draw:text-style-name="P2" draw:layer="layout" svg:width="2.505cm" svg:height="3.519cm" svg:x="2.761cm" svg:y="2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06cm" svg:height="3.519cm" svg:x="12.782cm" svg:y="21.23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.761cm" svg:y1="20.929cm" svg:x2="15.288cm" svg:y2="20.929cm">
          <text:p/>
        </draw:line>
        <draw:frame draw:style-name="gr10" draw:text-style-name="P3" draw:layer="layout" svg:width="2.505cm" svg:height="0.899cm" svg:x="8.273cm" svg:y="20.929cm">
          <draw:text-box>
            <text:p text:style-name="P3">11 1/2”</text:p>
          </draw:text-box>
        </draw:frame>
        <draw:line draw:style-name="gr9" draw:text-style-name="P2" draw:layer="layout" svg:x1="13.384cm" svg:y1="16.219cm" svg:x2="13.384cm" svg:y2="20.628cm">
          <text:p/>
        </draw:line>
        <draw:frame draw:style-name="gr11" draw:text-style-name="P3" draw:layer="layout" svg:width="3.307cm" svg:height="1.003cm" svg:x="4.565cm" svg:y="19.826cm">
          <draw:text-box>
            <text:p text:style-name="P3">1”</text:p>
          </draw:text-box>
        </draw:frame>
        <draw:frame draw:style-name="gr6" draw:text-style-name="P3" draw:layer="layout" svg:width="3.407cm" svg:height="0.999cm" svg:x="3.362cm" svg:y="21.23cm">
          <draw:text-box>
            <text:p text:style-name="P3">2 3/4”</text:p>
          </draw:text-box>
        </draw:frame>
        <draw:frame draw:style-name="gr4" draw:text-style-name="P3" draw:layer="layout" svg:width="3.094cm" svg:height="0.759cm" svg:x="0.769cm" svg:y="1.788cm">
          <draw:text-box>
            <text:p text:style-name="P3">Front</text:p>
          </draw:text-box>
        </draw:frame>
        <draw:frame draw:style-name="gr4" draw:text-style-name="P3" draw:layer="layout" svg:width="3.095cm" svg:height="0.759cm" svg:x="14.899cm" svg:y="1.888cm">
          <draw:text-box>
            <text:p text:style-name="P3">Rear</text:p>
          </draw:text-box>
        </draw:frame>
        <draw:line draw:style-name="gr9" draw:text-style-name="P2" draw:layer="layout" svg:x1="1.959cm" svg:y1="10.907cm" svg:x2="1.959cm" svg:y2="6.598cm">
          <text:p/>
        </draw:line>
        <draw:line draw:style-name="gr9" draw:text-style-name="P2" draw:layer="layout" svg:x1="3.963cm" svg:y1="6.798cm" svg:x2="1.959cm" svg:y2="6.798cm">
          <text:p/>
        </draw:line>
        <draw:frame draw:style-name="gr4" draw:text-style-name="P3" draw:layer="layout" svg:width="2.505cm" svg:height="0.759cm" svg:x="2.312cm" svg:y="6.185cm">
          <draw:text-box>
            <text:p text:style-name="P3">1 1/2”</text:p>
          </draw:text-box>
        </draw:frame>
        <draw:frame draw:style-name="gr4" draw:text-style-name="P3" draw:layer="layout" svg:width="3.094cm" svg:height="0.759cm" svg:x="7.671cm" svg:y="15.217cm">
          <draw:text-box>
            <text:p text:style-name="P3">From Rear</text:p>
          </draw:text-box>
        </draw:frame>
        <draw:frame draw:style-name="gr4" draw:text-style-name="P3" draw:layer="layout" svg:width="3.094cm" svg:height="0.759cm" svg:x="2.46cm" svg:y="18.023cm">
          <draw:text-box>
            <text:p text:style-name="P3">Left</text:p>
          </draw:text-box>
        </draw:frame>
        <draw:frame draw:style-name="gr4" draw:text-style-name="P3" draw:layer="layout" svg:width="3.094cm" svg:height="0.759cm" svg:x="14.386cm" svg:y="18.023cm">
          <draw:text-box>
            <text:p text:style-name="P3">Right</text:p>
          </draw:text-box>
        </draw:frame>
        <draw:frame draw:style-name="gr6" draw:text-style-name="P3" draw:layer="layout" svg:width="3.407cm" svg:height="0.999cm" svg:x="8.642cm" svg:y="13.192cm">
          <draw:text-box>
            <text:p text:style-name="P3">5.2”</text:p>
          </draw:text-box>
        </draw:frame>
      </draw:page>
      <draw:page draw:name="page2" draw:style-name="dp1" draw:master-page-name="Default">
        <draw:custom-shape draw:style-name="gr3" draw:text-style-name="P1" draw:layer="layout" svg:width="6.35cm" svg:height="0.635cm" svg:x="6.588cm" svg:y="17.6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0.508cm" svg:x="11.668cm" svg:y="13.3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1.016cm" svg:height="0.508cm" svg:x="6.842cm" svg:y="13.3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6.35cm" svg:height="7.874cm" svg:x="6.588cm" svg:y="5.445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2.667cm" svg:height="1.266cm" svg:x="8.62cm" svg:y="5.826cm">
          <draw:text-box>
            <text:p>5 3/16”</text:p>
          </draw:text-box>
        </draw:frame>
        <draw:frame draw:style-name="gr12" draw:layer="layout" svg:width="2.667cm" svg:height="1.266cm" svg:x="8.747cm" svg:y="12.43cm">
          <draw:text-box>
            <text:p>5 1/4”</text:p>
          </draw:text-box>
        </draw:frame>
        <draw:frame draw:style-name="gr13" draw:layer="layout" svg:width="2.667cm" svg:height="2.286cm" svg:x="6.588cm" svg:y="8.747cm">
          <draw:text-box>
            <text:p>6 3/8”</text:p>
          </draw:text-box>
        </draw:frame>
        <draw:frame draw:style-name="gr14" draw:layer="layout" svg:width="2.667cm" svg:height="1.143cm" svg:x="8.369cm" svg:y="15.224cm">
          <draw:text-box>
            <text:p>3 7/8”</text:p>
          </draw:text-box>
        </draw:frame>
        <draw:custom-shape draw:style-name="gr3" draw:text-style-name="P1" draw:layer="layout" svg:width="10.033cm" svg:height="0.635cm" svg:x="4.864cm" svg:y="4.81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4.445cm" svg:height="1.016cm" svg:x="8.674cm" svg:y="3.921cm">
          <draw:text-box>
            <text:p>8 1/16”</text:p>
          </draw:text-box>
        </draw:frame>
        <draw:frame draw:style-name="gr13" draw:layer="layout" svg:width="2.667cm" svg:height="2.286cm" svg:x="14.97cm" svg:y="4.683cm">
          <draw:text-box>
            <text:p>3/4”</text:p>
          </draw:text-box>
        </draw:frame>
        <draw:custom-shape draw:style-name="gr3" draw:text-style-name="P1" draw:layer="layout" svg:width="0.635cm" svg:height="5.842cm" svg:x="6.588cm" svg:y="13.3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66cm" svg:height="5.842cm" svg:x="12.303cm" svg:y="13.31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031cm" svg:y1="18.272cm" svg:x2="9.031cm" svg:y2="16.113cm">
          <text:p/>
        </draw:line>
        <draw:line draw:style-name="gr9" draw:text-style-name="P1" draw:layer="layout" svg:x1="9.031cm" svg:y1="15.351cm" svg:x2="9.031cm" svg:y2="13.319cm">
          <text:p/>
        </draw:line>
        <draw:frame draw:style-name="gr13" draw:layer="layout" svg:width="2.667cm" svg:height="2.286cm" svg:x="14.589cm" svg:y="18.272cm">
          <draw:text-box>
            <text:p>1”</text:p>
          </draw:text-box>
        </draw:frame>
        <draw:line draw:style-name="gr5" draw:text-style-name="P1" draw:layer="layout" svg:x1="12.938cm" svg:y1="16.367cm" svg:x2="13.954cm" svg:y2="16.367cm">
          <text:p/>
        </draw:line>
        <draw:frame draw:style-name="gr15" draw:layer="layout" svg:width="4.445cm" svg:height="1.016cm" svg:x="13.265cm" svg:y="16.875cm">
          <draw:text-box>
            <text:p>1 13/16”</text:p>
          </draw:text-box>
        </draw:frame>
        <draw:line draw:style-name="gr5" draw:text-style-name="P1" draw:layer="layout" svg:x1="5.438cm" svg:y1="16.367cm" svg:x2="6.454cm" svg:y2="16.367cm">
          <text:p/>
        </draw:line>
        <draw:custom-shape draw:style-name="gr3" draw:text-style-name="P1" draw:layer="layout" svg:width="9.398cm" svg:height="0.889cm" svg:x="5.118cm" svg:y="18.27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865cm" svg:y1="9.255cm" svg:x2="14.081cm" svg:y2="9.255cm">
          <text:p/>
        </draw:line>
        <draw:frame draw:style-name="gr15" draw:layer="layout" svg:width="4.445cm" svg:height="1.016cm" svg:x="13.192cm" svg:y="12.938cm">
          <draw:text-box>
            <text:p>5 1/16”</text:p>
          </draw:text-box>
        </draw:frame>
        <draw:line draw:style-name="gr9" draw:text-style-name="P1" draw:layer="layout" svg:x1="13.319cm" svg:y1="16.367cm" svg:x2="13.319cm" svg:y2="18.272cm">
          <text:p/>
        </draw:line>
        <draw:line draw:style-name="gr9" draw:text-style-name="P1" draw:layer="layout" svg:x1="13.319cm" svg:y1="9.128cm" svg:x2="13.319cm" svg:y2="16.367cm">
          <text:p/>
        </draw:line>
        <draw:frame draw:style-name="gr15" draw:layer="layout" svg:width="4.318cm" svg:height="1.016cm" svg:x="9.255cm" svg:y="19.288cm">
          <draw:text-box>
            <text:p>8”</text:p>
          </draw:text-box>
        </draw:frame>
        <draw:frame draw:style-name="gr16" draw:layer="layout" svg:width="3.921cm" svg:height="0.962cm" svg:x="16.648cm" svg:y="10.833cm">
          <draw:text-box>
            <text:p>Left</text:p>
          </draw:text-box>
        </draw:frame>
        <draw:frame draw:style-name="gr15" draw:layer="layout" svg:width="3.921cm" svg:height="1.016cm" svg:x="2.144cm" svg:y="10.779cm">
          <draw:text-box>
            <text:p>Right</text:p>
          </draw:text-box>
        </draw:frame>
        <draw:frame draw:style-name="gr16" draw:layer="layout" svg:width="3.921cm" svg:height="0.962cm" svg:x="8.128cm" svg:y="2.524cm">
          <draw:text-box>
            <text:p>From Front</text:p>
          </draw:text-box>
        </draw:frame>
        <draw:custom-shape draw:style-name="gr3" draw:text-style-name="P1" draw:layer="layout" svg:width="3.302cm" svg:height="4.318cm" svg:x="13.954cm" svg:y="20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4.318cm" svg:x="2.959cm" svg:y="20.30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7" draw:text-style-name="P2" xml:id="id1" draw:id="id1" draw:layer="layout" svg:width="1.651cm" svg:height="1.27cm" svg:x="6.588cm" svg:y="18.653cm">
          <text:p text:style-name="P1"><text:span text:style-name="T1">Banana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2" draw:id="id2" draw:layer="layout" svg:width="1.651cm" svg:height="1.27cm" svg:x="6.588cm" svg:y="16.875cm">
          <text:p text:style-name="P1"><text:span text:style-name="T1">Di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" draw:id="id3" draw:layer="layout" svg:width="1.651cm" svg:height="1.27cm" svg:x="3.286cm" svg:y="14.843cm">
          <text:p text:style-name="P1"><text:span text:style-name="T1">LiPo</text:span></text:p>
          <text:p text:style-name="P1"><text:span text:style-name="T1">Char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4" draw:id="id4" draw:layer="layout" svg:width="1.651cm" svg:height="1.27cm" svg:x="6.588cm" svg:y="13.573cm">
          <text:p text:style-name="P1"><text:span text:style-name="T1">LiPo 7.4V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0" draw:id="id10" draw:layer="layout" svg:width="1.651cm" svg:height="1.27cm" svg:x="5.21cm" svg:y="9.763cm">
          <text:p text:style-name="P1"><text:span text:style-name="T1">Motor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" draw:id="id6" draw:layer="layout" svg:width="1.651cm" svg:height="1.27cm" svg:x="10.144cm" svg:y="11.668cm">
          <text:p text:style-name="P1"><text:span text:style-name="T1">LiFePO4</text:span></text:p>
          <text:p text:style-name="P1"><text:span text:style-name="T1">12.8V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" draw:id="id5" draw:layer="layout" svg:width="1.651cm" svg:height="1.27cm" svg:x="10.144cm" svg:y="14.081cm">
          <text:p text:style-name="P1"><text:span text:style-name="T1">LiFePO4</text:span></text:p>
          <text:p text:style-name="P1"><text:span text:style-name="T1">Char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8" draw:id="id8" draw:layer="layout" svg:width="1.651cm" svg:height="1.27cm" svg:x="13.954cm" svg:y="9.763cm">
          <text:p text:style-name="P1"><text:span text:style-name="T1">MiniITX</text:span></text:p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7.413cm" svg:y1="18.653cm" svg:x2="7.413cm" svg:y2="18.145cm" draw:start-shape="id1" draw:start-glue-point="0" draw:end-shape="id2" draw:end-glue-point="2" svg:d="m7413 18653v-508">
          <text:p/>
        </draw:connector>
        <draw:connector draw:style-name="gr18" draw:text-style-name="P2" draw:layer="layout" svg:x1="7.413cm" svg:y1="16.875cm" svg:x2="4.937cm" svg:y2="15.478cm" draw:start-shape="id2" draw:start-glue-point="0" draw:end-shape="id3" draw:end-glue-point="1" svg:d="m7413 16875v-1397h-2476">
          <text:p/>
        </draw:connector>
        <draw:connector draw:style-name="gr18" draw:text-style-name="P2" draw:layer="layout" svg:x1="4.111cm" svg:y1="14.843cm" svg:x2="6.588cm" svg:y2="14.208cm" draw:start-shape="id3" draw:start-glue-point="0" draw:end-shape="id4" draw:end-glue-point="3" svg:d="m4111 14843v-635h2477">
          <text:p/>
        </draw:connector>
        <draw:connector draw:style-name="gr18" draw:text-style-name="P2" draw:layer="layout" svg:x1="7.413cm" svg:y1="16.875cm" svg:x2="10.969cm" svg:y2="15.351cm" draw:start-shape="id2" draw:start-glue-point="0" draw:end-shape="id5" draw:end-glue-point="2" svg:d="m7413 16875v-762h3556v-762">
          <text:p/>
        </draw:connector>
        <draw:connector draw:style-name="gr18" draw:text-style-name="P2" draw:layer="layout" svg:x1="10.969cm" svg:y1="14.081cm" svg:x2="10.969cm" svg:y2="12.938cm" draw:start-shape="id5" draw:start-glue-point="0" draw:end-shape="id6" draw:end-glue-point="2" svg:d="m10969 14081v-1143">
          <text:p/>
        </draw:connector>
        <draw:custom-shape draw:style-name="gr17" draw:text-style-name="P2" xml:id="id7" draw:id="id7" draw:layer="layout" svg:width="1.651cm" svg:height="1.27cm" svg:x="13.955cm" svg:y="12.363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11.795cm" svg:y1="14.716cm" svg:x2="14.78cm" svg:y2="13.633cm" draw:start-shape="id5" draw:start-glue-point="1" draw:end-shape="id7" draw:end-glue-point="2" svg:d="m11795 14716h2985v-1083">
          <text:p/>
        </draw:connector>
        <draw:connector draw:style-name="gr18" draw:text-style-name="P2" draw:layer="layout" svg:x1="14.78cm" svg:y1="12.363cm" svg:x2="14.779cm" svg:y2="11.033cm" draw:start-shape="id7" draw:start-glue-point="0" draw:end-shape="id8" draw:end-glue-point="2" svg:d="m14780 12363v-665h-1v-665">
          <text:p/>
        </draw:connector>
        <draw:custom-shape draw:style-name="gr17" draw:text-style-name="P2" xml:id="id9" draw:id="id9" draw:layer="layout" svg:width="1.651cm" svg:height="1.27cm" svg:x="4.756cm" svg:y="11.763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6.588cm" svg:y1="14.208cm" svg:x2="5.581cm" svg:y2="13.033cm" draw:start-shape="id4" draw:start-glue-point="3" draw:end-shape="id9" draw:end-glue-point="2" svg:d="m6588 14208h-1007v-1175">
          <text:p/>
        </draw:connector>
        <draw:connector draw:style-name="gr18" draw:text-style-name="P2" draw:layer="layout" svg:x1="5.581cm" svg:y1="11.763cm" svg:x2="6.035cm" svg:y2="11.033cm" draw:start-shape="id9" draw:start-glue-point="0" draw:end-shape="id10" draw:end-glue-point="2" svg:d="m5581 11763v-365h454v-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21:24:12</meta:creation-date>
    <dc:date>2012-10-11T18:11:54</dc:date>
    <meta:editing-duration>PT34M41S</meta:editing-duration>
    <meta:editing-cycles>4</meta:editing-cycles>
    <meta:generator>LibreOffice/3.6$Linux_X86_64 LibreOffice_project/360m1$Build-2</meta:generator>
    <meta:document-statistic meta:object-count="100"/>
  </office:meta>
</office:document-meta>
</file>